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1B57000008BF193D3CE0.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NeueLT Std"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37">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ffffff" style:font-name="HelveticaNeueLT Std3" fo:font-size="36pt" style:text-underline-style="none" fo:font-weight="bold" style:font-size-asian="36pt" style:font-weight-asian="bold" style:font-size-complex="36pt" style:font-weight-complex="bold"/>
    </style:style>
    <style:style style:name="P2" style:family="paragraph" style:parent-style-name="Standard">
      <style:paragraph-properties fo:text-align="start" style:justify-single-word="false"/>
      <style:text-properties fo:color="#ffffff" style:font-name="HelveticaNeueLT Std3" fo:font-size="60pt" style:text-underline-style="none"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0000" fo:font-size="20pt" style:text-underline-style="none" fo:font-weight="normal" style:font-size-asian="20pt" style:font-weight-asian="normal" style:font-size-complex="20pt" style:font-weight-complex="normal"/>
    </style:style>
    <style:style style:name="P5" style:family="paragraph" style:parent-style-name="Standard">
      <style:paragraph-properties fo:text-align="center" style:justify-single-word="false"/>
      <style:text-properties fo:color="#000000" style:font-name="HelveticaNeueLT Std3"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text-align="center" style:justify-single-word="false"/>
      <style:text-properties fo:color="#b80047" style:font-name="HelveticaNeueLT Std3"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start" style:justify-single-word="false"/>
      <style:text-properties fo:color="#eeeeee" style:font-name="HelveticaNeueLT Std3" fo:font-size="18pt" fo:font-style="italic" style:text-underline-style="none" fo:font-weight="bold" style:font-size-asian="18pt" style:font-style-asian="italic" style:font-weight-asian="bold" style:font-size-complex="18pt" style:font-style-complex="italic" style:font-weight-complex="bold"/>
    </style:style>
    <style:style style:name="P9" style:family="paragraph" style:parent-style-name="Footer">
      <style:paragraph-properties fo:background-color="transparent">
        <style:background-image/>
      </style:paragraph-properties>
      <style:text-properties fo:color="#b80047"/>
    </style:style>
    <style:style style:name="P10" style:family="paragraph" style:parent-style-name="Table_20_Contents">
      <style:paragraph-properties fo:text-align="center" style:justify-single-word="false"/>
      <style:text-properties style:font-name="HelveticaNeueLT Std3" fo:font-size="14pt" style:font-size-asian="14pt" style:font-size-complex="14pt"/>
    </style:style>
    <style:style style:name="P11" style:family="paragraph" style:parent-style-name="Table_20_Contents">
      <style:paragraph-properties fo:text-align="center" style:justify-single-word="false"/>
      <style:text-properties fo:color="#000000" style:font-name="HelveticaNeueLT Std3" fo:font-size="14pt" style:text-underline-style="none" fo:font-weight="bold" style:font-size-asian="14pt" style:font-weight-asian="bold" style:font-size-complex="14pt" style:font-weight-complex="bold"/>
    </style:style>
    <style:style style:name="P12" style:family="paragraph" style:parent-style-name="Contenu_20_de_20_tab7leau">
      <style:text-properties fo:color="#000000" style:text-underline-style="none"/>
    </style:style>
    <style:style style:name="P13" style:family="paragraph" style:parent-style-name="Text_20_body">
      <style:paragraph-properties fo:text-align="justify" style:justify-single-word="false"/>
      <style:text-properties style:text-underline-style="solid" style:text-underline-width="auto" style:text-underline-color="font-color"/>
    </style:style>
    <style:style style:name="P14" style:family="paragraph" style:parent-style-name="Text_20_body">
      <style:paragraph-properties fo:text-align="justify" style:justify-single-word="false"/>
      <style:text-properties style:text-underline-style="none"/>
    </style:style>
    <style:style style:name="P15" style:family="paragraph" style:parent-style-name="Contents_20_Heading">
      <style:paragraph-properties fo:break-before="page"/>
    </style:style>
    <style:style style:name="P16" style:family="paragraph" style:parent-style-name="Text_20_body">
      <style:text-properties fo:font-style="normal" style:text-underline-style="none" style:font-style-asian="normal" style:font-style-complex="normal"/>
    </style:style>
    <style:style style:name="P17" style:family="paragraph" style:parent-style-name="Text_20_body">
      <style:text-properties fo:font-style="normal" style:text-underline-style="none" officeooo:paragraph-rsid="003052f8" style:font-style-asian="normal" style:font-style-complex="normal"/>
    </style:style>
    <style:style style:name="P18" style:family="paragraph" style:parent-style-name="Contenu_20_de_20_tab7leau">
      <style:text-properties fo:color="#000000" style:text-underline-style="none" officeooo:paragraph-rsid="001ca65c"/>
    </style:style>
    <style:style style:name="P19" style:family="paragraph" style:parent-style-name="Heading_20_2">
      <style:text-properties fo:font-style="normal" style:text-underline-style="none" style:font-style-asian="normal" style:font-style-complex="normal"/>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font-style="normal" style:text-underline-style="none" style:font-style-asian="normal" style:font-style-complex="normal"/>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agraph-properties fo:text-align="center"/>
    </style:style>
    <style:style style:name="T1" style:family="text">
      <style:text-properties fo:color="#ffffff" style:font-name="HelveticaNeueLT Std3" fo:font-weight="bold" style:font-weight-asian="bold" style:font-weight-complex="bold"/>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officeooo:rsid="001fc5c9" style:font-style-asian="normal" style:font-style-complex="normal"/>
    </style:style>
    <style:style style:name="T5" style:family="text">
      <style:text-properties fo:font-style="normal" style:text-underline-style="none" officeooo:rsid="0023580d" style:font-style-asian="normal" style:font-style-complex="normal"/>
    </style:style>
    <style:style style:name="T6" style:family="text">
      <style:text-properties style:font-name="HelveticaNeueLT Std3"/>
    </style:style>
    <style:style style:name="T7" style:family="text">
      <style:text-properties officeooo:rsid="001ca65c"/>
    </style:style>
    <style:style style:name="T8" style:family="text">
      <style:text-properties officeooo:rsid="0021c393"/>
    </style:style>
    <style:style style:name="T9" style:family="text">
      <style:text-properties officeooo:rsid="00249e43"/>
    </style:style>
    <style:style style:name="T10" style:family="text">
      <style:text-properties officeooo:rsid="0025477c"/>
    </style:style>
    <style:style style:name="T11" style:family="text">
      <style:text-properties officeooo:rsid="00287d4a"/>
    </style:style>
    <style:style style:name="T12" style:family="text">
      <style:text-properties officeooo:rsid="0028ecd8"/>
    </style:style>
    <style:style style:name="T13" style:family="text">
      <style:text-properties officeooo:rsid="002a65ef"/>
    </style:style>
    <style:style style:name="T14" style:family="text">
      <style:text-properties officeooo:rsid="002c4d5a"/>
    </style:style>
    <style:style style:name="T15" style:family="text">
      <style:text-properties officeooo:rsid="002e3722"/>
    </style:style>
    <style:style style:name="T16" style:family="text">
      <style:text-properties officeooo:rsid="002e61d4"/>
    </style:style>
    <style:style style:name="T17" style:family="text">
      <style:text-properties officeooo:rsid="003052f8"/>
    </style:style>
    <style:style style:name="T18" style:family="text">
      <style:text-properties officeooo:rsid="003162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0" draw:style-name="gr1" draw:text-style-name="P24" svg:width="21.139cm" svg:height="29.922cm" svg:x="-3.422cm" svg:y="-2.986cm"><text:p/></draw:rect>CathyMini</text:p>
      <text:p text:style-name="P8">Projet d'intégration ECOM</text:p>
      <text:p text:style-name="P5"/>
      <text:p text:style-name="P7"/>
      <text:p text:style-name="P7"/>
      <text:p text:style-name="P7"/>
      <text:p text:style-name="P7"/>
      <text:p text:style-name="P1">Document <text:span text:style-name="T8">d</text:span>'évaluation Systè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11">Auteur</text:p>
          </table:table-cell>
          <table:table-cell table:style-name="Tableau1.A1" office:value-type="string">
            <text:p text:style-name="P11">Date</text:p>
          </table:table-cell>
          <table:table-cell table:style-name="Tableau1.C1" office:value-type="string">
            <text:p text:style-name="P11">Description</text:p>
          </table:table-cell>
        </table:table-row>
        <table:table-row>
          <table:table-cell table:style-name="Tableau1.A2" office:value-type="string">
            <text:p text:style-name="P12">RASSAT</text:p>
          </table:table-cell>
          <table:table-cell table:style-name="Tableau1.B2" office:value-type="date" office:date-value="2013-12-18">
            <text:p text:style-name="P12">18/12/13</text:p>
          </table:table-cell>
          <table:table-cell table:style-name="Tableau1.C7" office:value-type="string">
            <text:p text:style-name="P12">Version Initiale</text:p>
          </table:table-cell>
        </table:table-row>
        <table:table-row>
          <table:table-cell table:style-name="Tableau1.A2" office:value-type="string">
            <text:p text:style-name="P18"><text:span text:style-name="T7">DIJOUX</text:span></text:p>
          </table:table-cell>
          <table:table-cell table:style-name="Tableau1.B2" office:value-type="date" office:date-value="2013-12-18">
            <text:p text:style-name="P18"><text:span text:style-name="T7">18/12/13</text:span></text:p>
          </table:table-cell>
          <table:table-cell table:style-name="Tableau1.C7" office:value-type="string">
            <text:p text:style-name="P18"><text:span text:style-name="T7">Relecture</text:span></text:p>
          </table:table-cell>
        </table:table-row>
        <table:table-row>
          <table:table-cell table:style-name="Tableau1.A2" office:value-type="string">
            <text:p text:style-name="P10"/>
          </table:table-cell>
          <table:table-cell table:style-name="Tableau1.B2">
            <text:p text:style-name="P10"/>
          </table:table-cell>
          <table:table-cell table:style-name="Tableau1.C7" office:value-type="string">
            <text:p text:style-name="P10"/>
          </table:table-cell>
        </table:table-row>
        <table:table-row>
          <table:table-cell table:style-name="Tableau1.A2" office:value-type="string">
            <text:p text:style-name="P10"/>
          </table:table-cell>
          <table:table-cell table:style-name="Tableau1.B2">
            <text:p text:style-name="P10"/>
          </table:table-cell>
          <table:table-cell table:style-name="Tableau1.C7" office:value-type="string">
            <text:p text:style-name="P10"/>
          </table:table-cell>
        </table:table-row>
        <table:table-row>
          <table:table-cell table:style-name="Tableau1.A2" office:value-type="string">
            <text:p text:style-name="P10"/>
          </table:table-cell>
          <table:table-cell table:style-name="Tableau1.B2">
            <text:p text:style-name="P10"/>
          </table:table-cell>
          <table:table-cell table:style-name="Tableau1.C7" office:value-type="string">
            <text:p text:style-name="P10"/>
          </table:table-cell>
        </table:table-row>
        <table:table-row>
          <table:table-cell table:style-name="Tableau1.A2" office:value-type="string">
            <text:p text:style-name="P10"/>
          </table:table-cell>
          <table:table-cell table:style-name="Tableau1.B2">
            <text:p text:style-name="P10"/>
          </table:table-cell>
          <table:table-cell table:style-name="Tableau1.C7" office:value-type="string">
            <text:p text:style-name="P10"/>
          </table:table-cell>
        </table:table-row>
      </table:table>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5">Table des matières</text:p>
          </text:index-title>
          <text:p text:style-name="P20"><text:s/>1 Introduction<text:tab/>4</text:p>
          <text:p text:style-name="P23"><text:s/>1.1 Objet Du Document<text:tab/>4</text:p>
          <text:p text:style-name="P23"><text:s/>1.2 Références<text:tab/>4</text:p>
          <text:p text:style-name="P23"><text:s/>1.3 Déroulement du projet<text:tab/>4</text:p>
          <text:p text:style-name="P20"><text:s/>2 État actuel du projet<text:tab/>5</text:p>
          <text:p text:style-name="P23"><text:s/>2.1 État des composants<text:tab/>5</text:p>
          <text:p text:style-name="P23"><text:s/>2.2 État des fonctionnalités<text:tab/>5</text:p>
          <text:p text:style-name="P23"><text:s/>2.3 Requis non-fonctionnels<text:tab/>5</text:p>
          <text:p text:style-name="P20"><text:s/>3 Évaluation des performances du système<text:tab/>6</text:p>
        </text:index-body>
      </text:table-of-content>
      <text:p text:style-name="P6"/>
      <text:h text:style-name="P21" text:outline-level="1">Introduction</text:h>
      <text:h text:style-name="Heading_20_2" text:outline-level="2">Objet Du Document</text:h>
      <text:p text:style-name="P13"/>
      <text:p text:style-name="P14"><text:tab/><text:span text:style-name="T6">Ce document atteste l'évaluation du projet CathyMini en date du 18 décembre 2013. Les versions postérieures ne sont pas concernés par ce document.</text:span></text:p>
      <text:p text:style-name="P14"/>
      <text:h text:style-name="Heading_20_2" text:outline-level="2">Références</text:h>
      <text:p text:style-name="Text_20_body"/>
      <text:p text:style-name="Text_20_body"><text:tab/>Document de conception détaillée de CathyMini.</text:p>
      <text:p text:style-name="Text_20_body"/>
      <text:h text:style-name="P19" text:outline-level="2">Déroulement du projet</text:h>
      <text:p text:style-name="P16"><text:tab/><text:tab/></text:p>
      <text:p text:style-name="Text_20_body"><text:span text:style-name="T3"><text:tab/>Le projet s'est déroulé en plusieurs cycles itératifs, incrémentales et adaptatifs. </text:span><text:span text:style-name="T4">C</text:span><text:span text:style-name="T3">ela </text:span><text:span text:style-name="T4">est</text:span><text:span text:style-name="T3"> dû à l'utilisation d'un processus de développement agile. On peut toutefois </text:span><text:span text:style-name="T4">le diviser en </text:span><text:span text:style-name="T3">de plus grands cycles représentant les différentes phases de l'avancée du projet. L'équipe a commencé par définir les objectifs et les limites du projet sous la forme d'un cahier des charges. Après avoir définit le projet, l'équipe a travaillé sur la conception du système et la définition d'un plan de développement sous la forme d'un </text:span><text:span text:style-name="T2">backlog. </text:span><text:span text:style-name="T3">Enfin, l'équipe a débuté la phase de développement et a réévaluée la conception du système à chaque fin de sprint pour, si le besoin était, s'adapter à des besoins qui n'avaient pas été envisagés au moment de la conception précédente. </text:span></text:p>
      <text:p text:style-name="Text_20_body"><text:span text:style-name="T3"><text:tab/>La robustesse de l'architecture que nous avions conçu n'a pas nécessité de modification, toutefois des méthodes ont dus être ajoutées aux façades et des attributs des Java Entity Bean ont d</text:span><text:span text:style-name="T5">û</text:span><text:span text:style-name="T3"> être modifiées. On pourra prendre comme exemple le passage des dates en base de donnée de </text:span><text:span text:style-name="T2">java.util.date</text:span><text:span text:style-name="T3"> en Long pour étendre la compatibilité.</text:span></text:p>
      <text:p text:style-name="P16"><text:tab/>Sur le temps total de conception et développement du système, l'équipe a consacré environ 40% du temps à la conception et 60% au développement. Les principales difficultés que nous avons rencontrés ont résulté de l'application d'une méthodologie de conception et développement nouvelle et de l'apprentissage de technologies inconnues, notamment JAVA JEE. </text:p>
      <text:p text:style-name="P16"/>
      <text:p text:style-name="P16"><text:tab/>L'équipe n'a pas encore réalisé la phase de test final avant la mise en production. Toutefois, quelques tests ont déjà été réalisés grâce au framework Java de test Mockito.</text:p>
      <text:h text:style-name="P22" text:outline-level="1">État actuel du projet</text:h>
      <text:h text:style-name="P19" text:outline-level="2">État des composants</text:h>
      <text:p text:style-name="P16"/>
      <text:p text:style-name="P16"><text:tab/>Tou<text:span text:style-name="T9">s</text:span> les composants ont été réalisés et validés excepté le composant permettant le paiement. Il est possible pour un client de réaliser une commande, toutefois les informations de paiement et le composant permettant de dialoguer avec la banque du client n'a pas été réalisé. L'équipe n'ayant pas les compétences et les moyens de réaliser ce composant, il apparaît nécessaire de passer par un prestataire et nous n'avons pas souhaité entamer les démarches pour le moment.</text:p>
      <text:p text:style-name="P16"/>
      <text:h text:style-name="P19" text:outline-level="2">État des fonctionnalités</text:h>
      <text:p text:style-name="P16"/>
      <text:p text:style-name="P16"><text:tab/>Toutes les fonctionnalités ont été réalisées exceptée la récupération et l'affichage des statistiques du site dans la partie d'administratio<text:span text:style-name="T10">n</text:span>. Pour chaque fonctionnalité, nous avons réalisé des tests unitaires et des tests de service. Toutefois, nous avons seulement débuté la phase de mise en place de tests complets et automatiques via Mockito <text:s/>pour la partie serveur et via Karma, Jasmine et Angular Scenario pour la partie cliente.</text:p>
      <text:p text:style-name="P16"/>
      <text:h text:style-name="P19" text:outline-level="2">Requis non-fonctionnels</text:h>
      <text:p text:style-name="P16"/>
      <text:p text:style-name="P16"><text:tab/>Actuellement, certains requis non-fonctionnels ne sont pas encore pleinement satisfait. </text:p>
      <text:p text:style-name="P16"><text:tab/>La compatibilité et l'accessibilité du site avec tou<text:span text:style-name="T12">s </text:span>les navigateurs et tous les supports prévus n'a pas complètement été testés <text:span text:style-name="T11">(notamment au niveau des versions),</text:span> mais la plupart des composants et fonctionnalités nécessaires ont été réalisées.</text:p>
      <text:p text:style-name="P16"><text:tab/>La sécurité du site a presque <text:span text:style-name="T14">été </text:span>entièrement réalisé<text:span text:style-name="T15">e</text:span>. Seule la mise en place de certificats SSL permettant l'utilisation du protocole HTTPS pour sécuriser les données envoyé<text:span text:style-name="T13">e</text:span>s du client au serveur n'a pas encore été réalisé. L'équipe n'ayant pas les compétences et les moyens de réaliser ces certificats, il apparaît nécessaire de passer par un prestataire et nous n'avons pas souhaité entamer les démarches pour le moment.</text:p>
      <text:p text:style-name="P17"><text:span text:style-name="T17"><text:tab/>La disponibilité du site est dépendante de la ou des plate-formes utilisées pour le déploiement. Un problème, détaillé dans le chapitre 3, nous a malheureusement empêch</text:span><text:span text:style-name="T18">é</text:span><text:span text:style-name="T17"> de réaliser les tests de charges correctement.</text:span></text:p>
      <text:h text:style-name="P22" text:outline-level="1">Évaluation des performances du systè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NeueLT Std"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fo:color="#494440" style:font-name="HelveticaNeueLT Std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101cm" style:contextual-spacing="false"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2"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fo:color="#494440" style:font-name="HelveticaNeueLT Std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1cm" fo:margin-top="0cm" fo:margin-bottom="0cm" style:contextual-spacing="false" fo:text-indent="-0.76cm" style:auto-text-indent="false">
        <style:tab-stops/>
      </style:paragraph-properties>
      <style:text-properties fo:color="#999999" style:font-name="HelveticaNeueLT Std" fo:font-size="14pt" fo:font-style="italic" fo:font-weight="normal"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color="#494440" style:font-name="HelveticaNeueLT Std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left="0.083cm" fo:margin-right="0cm" fo:margin-top="0cm" fo:margin-bottom="0cm" style:contextual-spacing="false"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Drawing" style:family="paragraph" style:parent-style-name="Caption" style:class="extra"/>
    <style:style style:name="Contenu_20_de_20_tab7leau" style:display-name="Contenu de tab7leau" style:family="paragraph" style:parent-style-name="Table_20_Contents">
      <style:paragraph-properties fo:text-align="center" style:justify-single-word="false"/>
      <style:text-properties fo:color="#494440" style:font-name="HelveticaNeueLT Std3" fo:font-size="14pt" style:font-size-asian="14pt" style:font-size-complex="14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3"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4" text:anchor-type="paragraph" svg:x="13.566cm" svg:y="-2cm" svg:width="4.071cm" svg:height="1.304cm" draw:z-index="24"><draw:image xlink:href="Pictures/2000000100001B57000008BF193D3CE0.svm" xlink:type="simple" xlink:show="embed" xlink:actuate="onLoad"/></draw:frame><draw:rect text:anchor-type="paragraph" draw:z-index="6" draw:style-name="Mgr1" draw:text-style-name="MP1" svg:width="4.44cm" svg:height="1.352cm" svg:x="13.361cm" svg:y="-2.002cm"><text:p/></draw:rect><draw:rect text:anchor-type="paragraph" draw:z-index="12" draw:style-name="Mgr2" draw:text-style-name="MP1" svg:width="0.251cm" svg:height="29.699cm" svg:x="-2.002cm" svg:y="-2.002cm"><text:p/></draw:rect><draw:rect text:anchor-type="paragraph" draw:z-index="18" draw:style-name="Mgr3" draw:text-style-name="MP1" svg:width="3.315cm" svg:height="1.087cm" svg:x="15.685cm" svg:y="24.855cm"><text:p/></draw:rect></text:p>
      </style:header>
      <style:footer>
        <text:p text:style-name="MP2"><text:tab/><text:tab/><text:span text:style-name="MT1"><text:page-number text:select-page="current">6</text:page-number></text:span><text:span text:style-name="MT1">/</text:span><text:span text:style-name="MT1"><text:page-count>6</text:page-count></text:span></text:p>
      </style:footer>
    </style:master-page>
    <style:master-page style:name="Landscape" style:page-layout-name="Mpm2">
      <style:header>
        <text:p text:style-name="Header"/>
      </style:header>
    </style:master-page>
    <style:master-page style:name="Right_20_Page" style:display-name="Right Page" style:page-layout-name="Mpm3">
      <style:header>
        <text:p text:style-name="Header"/>
      </style:header>
    </style:master-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1DT6H8M47S</meta:editing-duration>
    <meta:editing-cycles>271</meta:editing-cycles>
    <meta:generator>LibreOffice/4.0.5.2$Windows_x86 LibreOffice_project/5464147a081647a250913f19c0715bca595af2f</meta:generator>
    <dc:date>2013-12-19T00:34:20.51</dc:date>
    <meta:document-statistic meta:table-count="1" meta:image-count="1" meta:object-count="0" meta:page-count="6" meta:paragraph-count="45" meta:word-count="671" meta:character-count="4336" meta:non-whitespace-character-count="3671"/>
  </office:meta>
</office:document-meta>
</file>